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ubfigure 1d contains equilibrium PDFs measured at 150K and 300K. </text:p>
      <text:p text:style-name="P1"/>
      <text:p text:style-name="P1">The x-axis of this data is contained in file r.txt and is given in units of Angstroms.</text:p>
      <text:p text:style-name="P1"/>
      <text:p text:style-name="P1">The 150K and 300K data is contained in files 150K_G.txt and 300K_G.txt respectively. These PDFs are arbitrarily scaled but are scaled correctly relative to one anot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